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fo:font-size="10pt"/>
    </style:style>
    <style:style style:name="P2" style:family="paragraph" style:parent-style-name="Standard">
      <style:text-properties style:font-name="Verdana" fo:font-size="10pt"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uter Cable</text:p>
      <text:p text:style-name="Standard"/>
      <text:p text:style-name="P1">Patch Cable - If you are holding the cable with the copper contacts facing upward and the RJ45 plug pointed away from you, it should be easy to see the individual pairs through the clear plug. The first wire from left to right should be the white/orange wire. This will be followed by orange, white/green, blue, white/blue, green, white/brown, brown. NOTE: both ends of the cable will have this wiring configuration. </text:p>
      <text:p text:style-name="P1"/>
      <text:p text:style-name="P1">Crossover Cable - Using the same visual orientation, verify that one end of the cable has the wiring configuration listed above. If you have a crossover cable, one end will start with the white/green wire. This will be followed be green, white/orange, blue, white/blue, orange, white/brown, brown. NOTE: Once again, on the crossover cable the ends will be different. </text:p>
      <text:p text:style-name="P1"/>
      <text:p text:style-name="P2">IP-921 Router</text:p>
      <text:p text:style-name="P2"/>
      <text:p text:style-name="P1">In order to get the routers to connect, the connecting PC must have a static ip that is 192.168.1.10 with a gateway of 255.255.255.0 and a gateway of 192.168.1.1.</text:p>
      <text:p text:style-name="P1"/>
      <text:p text:style-name="P1">In order to set the above settings on linux machines, click on “Edit Connections”, edit “Wired Connection 1”, open up the ipv4 Tab, and change Method to Manual. Next, click Add, and enter the above information.</text:p>
      <text:p text:style-name="P1"/>
      <text:p text:style-name="P1">To visit webUI, go to 192.168.1.254. The login information are as follows:</text:p>
      <text:p text:style-name="P1"/>
      <text:p text:style-name="P1">username: admin</text:p>
      <text:p text:style-name="P1">password: admi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9:46:51</meta:creation-date>
    <dc:date>2014-09-25T20:44:00</dc:date>
    <meta:editing-duration>PT41M59S</meta:editing-duration>
    <meta:editing-cycles>1</meta:editing-cycles>
    <meta:generator>LibreOffice/3.5$Linux_X86_64 LibreOffice_project/350m1$Build-2</meta:generator>
    <meta:document-statistic meta:table-count="0" meta:image-count="0" meta:object-count="0" meta:page-count="1" meta:paragraph-count="9" meta:word-count="215" meta:character-count="1285" meta:non-whitespace-character-count="1077"/>
  </office:meta>
</office:document-meta>
</file>